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13.388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715cm" fo:break-before="auto" style:use-optimal-row-height="true"/>
    </style:style>
    <style:style style:name="ro5" style:family="table-row">
      <style:table-row-properties style:row-height="2.494cm" fo:break-before="auto" style:use-optimal-row-height="true"/>
    </style:style>
    <style:style style:name="ro6" style:family="table-row">
      <style:table-row-properties style:row-height="4.122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2.771cm" fo:break-before="auto" style:use-optimal-row-height="true"/>
    </style:style>
    <style:style style:name="ro11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set lang to english and color to blue</text:p>
            <text:p>- create a new catalog « demo_catalog »</text:p>
            <text:p><text:span text:style-name="T1">- present tabs</text:span></text:p>
            <text:p>- enter catalog</text:p>
            <text:p>- create a 3 items (with a new field from future file to upload)</text:p>
            <text:p><text:span text:style-name="T1">- select a document and modify by hand contents of a string</text:span></text:p>
            <text:p>- configure cards title</text:p>
            <text:p>- simple search and filter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Demo-artists</text:p>
            <text:p>Upload CSV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CSV file and pictures</text:p>
            <text:p>- login MetaindeX</text:p>
            <text:p>- create catalog demo_artists</text:p>
            <text:p>- upload CSV</text:p>
            <text:p>- upload files</text:p>
            <text:p>- configure cards title and thumbnail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 « demo_artists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7">
          <table:table-cell/>
          <table:table-cell office:value-type="string">
            <text:p>edit offline and synchronize</text:p>
          </table:table-cell>
          <table:table-cell/>
          <table:table-cell table:style-name="ce5"/>
          <table:table-cell table:number-columns-repeated="1020"/>
        </table:table-row>
        <table:table-row table:style-name="ro7" table:number-rows-repeated="4">
          <table:table-cell table:number-columns-repeated="3"/>
          <table:table-cell table:style-name="ce5"/>
          <table:table-cell table:number-columns-repeated="1020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7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7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6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0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1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6/10/2020</text:date>, <text:time>22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26T22:33:58</dc:date>
    <dc:creator>Laurent ML</dc:creator>
    <meta:editing-duration>P23DT8H43M22S</meta:editing-duration>
    <meta:editing-cycles>118</meta:editing-cycles>
    <meta:generator>OpenOffice/4.1.7$Unix OpenOffice.org_project/417m1$Build-9800</meta:generator>
    <meta:document-statistic meta:table-count="3" meta:cell-count="209" meta:object-count="0"/>
  </office:meta>
</office:document-meta>
</file>